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custom-shape draw:style-name="gr1" draw:text-style-name="P1" draw:layer="layout" svg:width="10.2cm" svg:height="2.2cm" svg:x="8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4.8cm" svg:y="13.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8cm" svg:y="13.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11.8cm" svg:y="13.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0T10:19:43.13</meta:creation-date>
    <dc:date>2013-04-20T15:28:32.37</dc:date>
    <meta:editing-duration>P0D</meta:editing-duration>
    <meta:editing-cycles>2</meta:editing-cycles>
    <meta:generator>LibreOffice/3.6$Windows_x86 LibreOffice_project/2ef5aff-a6fb0ff-166bdff-cf087ad-0f1389</meta:generator>
    <meta:document-statistic meta:object-count="29"/>
  </office:meta>
</office:document-meta>
</file>